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3e28f" officeooo:paragraph-rsid="0003e28f"/>
    </style:style>
    <style:style style:name="P2" style:family="paragraph" style:parent-style-name="Standard">
      <style:text-properties officeooo:rsid="0003e28f" officeooo:paragraph-rsid="000595ac"/>
    </style:style>
    <style:style style:name="P3" style:family="paragraph" style:parent-style-name="Standard">
      <style:text-properties officeooo:rsid="0003e28f" officeooo:paragraph-rsid="00067dda"/>
    </style:style>
    <style:style style:name="P4" style:family="paragraph" style:parent-style-name="Standard">
      <style:text-properties officeooo:rsid="00067dda" officeooo:paragraph-rsid="00067dda"/>
    </style:style>
    <style:style style:name="T1" style:family="text">
      <style:text-properties officeooo:rsid="000595ac"/>
    </style:style>
    <style:style style:name="T2" style:family="text">
      <style:text-properties officeooo:rsid="00067d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9</text:p>
      <text:p text:style-name="P1"/>
      <text:p text:style-name="P1">proceso_i</text:p>
      <text:p text:style-name="P1">.</text:p>
      <text:p text:style-name="P1"><text:bookmark-start text:name="__DdeLink__0_2780919807"/>recurso.pedir_recurso(1)</text:p>
      <text:p text:style-name="P1">&lt;recurso_1&gt;</text:p>
      <text:p text:style-name="P1">recurso.liberar_recurso(1)<text:bookmark-end text:name="__DdeLink__0_2780919807"/></text:p>
      <text:p text:style-name="P1">.</text:p>
      <text:p text:style-name="P1">.</text:p>
      <text:p text:style-name="P1">recurso.pedir_recurso(2)</text:p>
      <text:p text:style-name="P1">&lt;recurso_2&gt;</text:p>
      <text:p text:style-name="P1">recurso.liberar_recurso(2)</text:p>
      <text:p text:style-name="P1">.</text:p>
      <text:p text:style-name="P1">.</text:p>
      <text:p text:style-name="P1"/>
      <text:p text:style-name="P1"/>
      <text:p text:style-name="P1">monitor Recurso</text:p>
      <text:p text:style-name="P1">const N1, N2: integer;</text:p>
      <text:p text:style-name="P1">var num1, num2: integer</text:p>
      <text:p text:style-name="P1"><text:tab/><text:span text:style-name="T1">r1, r2: condition</text:span></text:p>
      <text:p text:style-name="P1"/>
      <text:p text:style-name="P1">procedure pedir_<text:span text:style-name="T1">recurso(i: integer)</text:span></text:p>
      <text:p text:style-name="P1"><text:tab/><text:span text:style-name="T1">begin</text:span></text:p>
      <text:p text:style-name="P2"><text:tab/><text:tab/><text:span text:style-name="T1">if i=0 then</text:span></text:p>
      <text:p text:style-name="P2"><text:span text:style-name="T1"><text:tab/><text:tab/><text:tab/> begin</text:span></text:p>
      <text:p text:style-name="P1"><text:tab/><text:tab/><text:tab/><text:tab/><text:span text:style-name="T1">if num1==N1</text:span></text:p>
      <text:p text:style-name="P1"><text:tab/><text:tab/><text:tab/><text:tab/><text:tab/><text:span text:style-name="T1">then wait(r1)</text:span></text:p>
      <text:p text:style-name="P1"><text:tab/><text:tab/><text:tab/><text:tab/><text:span text:style-name="T1">num1=num1+1</text:span></text:p>
      <text:p text:style-name="P1"><text:tab/><text:tab/><text:tab/><text:span text:style-name="T1">end</text:span></text:p>
      <text:p text:style-name="P1"><text:tab/><text:tab/><text:span text:style-name="T1">else</text:span></text:p>
      <text:p text:style-name="P1"><text:tab/><text:tab/><text:tab/><text:span text:style-name="T1">begin</text:span></text:p>
      <text:p text:style-name="P1"><text:tab/><text:tab/><text:tab/><text:tab/><text:span text:style-name="T2">if num2==N2 </text:span></text:p>
      <text:p text:style-name="P1"><text:tab/><text:tab/><text:tab/><text:tab/><text:tab/><text:span text:style-name="T2">then wait(r2)</text:span></text:p>
      <text:p text:style-name="P1"><text:tab/><text:tab/><text:tab/><text:tab/><text:span text:style-name="T2">num2=num2+1</text:span></text:p>
      <text:p text:style-name="P1"><text:tab/><text:tab/><text:tab/><text:span text:style-name="T2">end</text:span></text:p>
      <text:p text:style-name="P4"><text:tab/>end</text:p>
      <text:p text:style-name="P4"/>
      <text:p text:style-name="P4">procedure liberar_recurso(i: integer)</text:p>
      <text:p text:style-name="P4">begin</text:p>
      <text:p text:style-name="P4"><text:tab/>if i=1 then begin</text:p>
      <text:p text:style-name="P3"><text:tab/><text:tab/><text:tab/><text:span text:style-name="T2">num1=num1-1</text:span></text:p>
      <text:p text:style-name="P3"><text:tab/><text:tab/><text:tab/><text:span text:style-name="T2">signal(r1)</text:span><text:tab/></text:p>
      <text:p text:style-name="P3"><text:tab/><text:tab/><text:span text:style-name="T2">end</text:span></text:p>
      <text:p text:style-name="P3"><text:tab/><text:span text:style-name="T2">else begin</text:span></text:p>
      <text:p text:style-name="P3"><text:tab/><text:tab/><text:span text:style-name="T2">num2=num2-1</text:span></text:p>
      <text:p text:style-name="P3"><text:tab/><text:tab/><text:span text:style-name="T2">signal(r2)</text:span></text:p>
      <text:p text:style-name="P3"><text:tab/><text:span text:style-name="T2">end</text:span></text:p>
      <text:p text:style-name="P4">end</text:p>
      <text:p text:style-name="P1"/>
      <text:p text:style-name="P1"><text:soft-page-break/></text:p>
      <text:p text:style-name="P1">Begin</text:p>
      <text:p text:style-name="P1"><text:tab/>num1=0; num2=0;</text:p>
      <text:p text:style-name="P1">end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8:37:31.880809993</meta:creation-date>
    <dc:date>2018-11-13T20:25:58.533001236</dc:date>
    <meta:editing-duration>PT7M56S</meta:editing-duration>
    <meta:editing-cycles>1</meta:editing-cycles>
    <meta:document-statistic meta:table-count="0" meta:image-count="0" meta:object-count="0" meta:page-count="2" meta:paragraph-count="46" meta:word-count="70" meta:character-count="566" meta:non-whitespace-character-count="478"/>
    <meta:generator>LibreOffice/6.0.7.3.0$Linux_X86_64 LibreOffice_project/00m0$Build-3</meta:generator>
  </office:meta>
</office:document-meta>
</file>